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8a24" officeooo:paragraph-rsid="00158a24"/>
    </style:style>
    <style:style style:name="P2" style:family="paragraph" style:parent-style-name="Heading_20_4">
      <style:text-properties officeooo:rsid="00158a24" officeooo:paragraph-rsid="00158a24"/>
    </style:style>
    <style:style style:name="P3" style:family="paragraph" style:parent-style-name="Text_20_body">
      <style:text-properties officeooo:rsid="00158a24" officeooo:paragraph-rsid="00158a24"/>
    </style:style>
    <style:style style:name="P4" style:family="paragraph" style:parent-style-name="Text_20_body">
      <style:text-properties officeooo:rsid="0018fc6a" officeooo:paragraph-rsid="0018fc6a"/>
    </style:style>
    <style:style style:name="P5" style:family="paragraph" style:parent-style-name="Text_20_body" style:list-style-name="L1">
      <style:paragraph-properties fo:margin-top="0in" fo:margin-bottom="0in" style:contextual-spacing="false"/>
      <style:text-properties officeooo:paragraph-rsid="00193764"/>
    </style:style>
    <style:style style:name="P6" style:family="paragraph" style:parent-style-name="Text_20_body" style:list-style-name="L1">
      <style:paragraph-properties fo:margin-top="0in" fo:margin-bottom="0in" style:contextual-spacing="false"/>
      <style:text-properties officeooo:rsid="00193764" officeooo:paragraph-rsid="00193764"/>
    </style:style>
    <style:style style:name="P7" style:family="paragraph" style:parent-style-name="Text_20_body" style:list-style-name="L1">
      <style:text-properties officeooo:paragraph-rsid="00193764"/>
    </style:style>
    <style:style style:name="P8" style:family="paragraph" style:parent-style-name="Heading_20_3">
      <style:text-properties officeooo:paragraph-rsid="00193764"/>
    </style:style>
    <style:style style:name="P9" style:family="paragraph" style:parent-style-name="Text_20_body">
      <style:text-properties officeooo:rsid="001b144b" officeooo:paragraph-rsid="001b144b"/>
    </style:style>
    <style:style style:name="P10" style:family="paragraph" style:parent-style-name="Standard">
      <style:text-properties officeooo:rsid="001b144b" officeooo:paragraph-rsid="001b144b"/>
    </style:style>
    <style:style style:name="P11" style:family="paragraph" style:parent-style-name="Heading_20_4">
      <style:text-properties officeooo:rsid="001b144b" officeooo:paragraph-rsid="001b144b"/>
    </style:style>
    <style:style style:name="P12" style:family="paragraph" style:parent-style-name="Text_20_body" style:list-style-name="L2">
      <style:paragraph-properties fo:margin-top="0in" fo:margin-bottom="0in" style:contextual-spacing="false"/>
      <style:text-properties officeooo:paragraph-rsid="001c8c0c"/>
    </style:style>
    <style:style style:name="P13" style:family="paragraph" style:parent-style-name="Text_20_body">
      <style:paragraph-properties fo:margin-top="0in" fo:margin-bottom="0in" style:contextual-spacing="false"/>
      <style:text-properties officeooo:paragraph-rsid="001c8c0c"/>
    </style:style>
    <style:style style:name="P14" style:family="paragraph" style:parent-style-name="Text_20_body" style:list-style-name="L2">
      <style:paragraph-properties fo:margin-top="0in" fo:margin-bottom="0in" style:contextual-spacing="false"/>
      <style:text-properties fo:font-weight="bold" officeooo:rsid="001c8c0c" officeooo:paragraph-rsid="001c8c0c" style:font-weight-asian="bold" style:font-weight-complex="bold"/>
    </style:style>
    <style:style style:name="P15" style:family="paragraph" style:parent-style-name="Text_20_body" style:list-style-name="L2">
      <style:paragraph-properties fo:margin-top="0in" fo:margin-bottom="0in" style:contextual-spacing="false"/>
      <style:text-properties officeooo:rsid="001c8c0c" officeooo:paragraph-rsid="001c8c0c"/>
    </style:style>
    <style:style style:name="P16" style:family="paragraph" style:parent-style-name="Text_20_body" style:list-style-name="L2">
      <style:text-properties officeooo:paragraph-rsid="001c8c0c"/>
    </style:style>
    <style:style style:name="P17" style:family="paragraph" style:parent-style-name="Text_20_body">
      <style:text-properties officeooo:rsid="001c8c0c" officeooo:paragraph-rsid="001c8c0c"/>
    </style:style>
    <style:style style:name="P18" style:family="paragraph" style:parent-style-name="Text_20_body">
      <style:text-properties officeooo:paragraph-rsid="001c8c0c"/>
    </style:style>
    <style:style style:name="T1" style:family="text">
      <style:text-properties officeooo:rsid="00193764"/>
    </style:style>
    <style:style style:name="T2" style:family="text">
      <style:text-properties officeooo:rsid="001c8c0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Project Overview</text:h>
      <text:p text:style-name="P1">This is a python project meant to help users determine the keyword ratio of their resume to a specific job description. It’s believed that keyword to word ratios between 50-70 percent has an increased chance for an applicant to get an opportunity for an interview. </text:p>
      <text:p text:style-name="P1"/>
      <text:p text:style-name="P1">This program simplifies the process to a simple copy and paste of both the resume and the job description of the job the user is looking at.</text:p>
      <text:p text:style-name="P1"/>
      <text:h text:style-name="P2" text:outline-level="4">The Problem</text:h>
      <text:p text:style-name="P3">Applicants can have problems effectively marketing themselves to a particular job. The resume keyword analyzer can help making sure that there are enough keywords in the resume without keyword stuffing (a ratio of above 70%). Automated screening systems typically throw out resumes that don’t meet a particular number of keywords which means that a human will never read the applicant’s resume and the applicant doesn’t even get a chance to get a ‘foot in the door’ so to speak.</text:p>
      <text:h text:style-name="Heading_20_4" text:outline-level="4">The Solution</text:h>
      <text:p text:style-name="P4">The resume keyword analyzer determines the keyword ratio effectively helping applicants to pass automated screening systems so that they can market themselves more and also has an option to decipher the potential keywords in a job description so that an applicant can focus more on using those keywords in their resume or to even find out if they match the criteria for the job listing</text:p>
      <text:h text:style-name="Heading_20_4" text:outline-level="4" text:is-list-header="true">How it Works</text:h>
      <text:list text:style-name="L1">
        <text:list-item>
          <text:p text:style-name="P5"><text:span text:style-name="Strong_20_Emphasis">User Interface</text:span>:</text:p>
          <text:list>
            <text:list-item>
              <text:p text:style-name="P5">Built with <text:span text:style-name="T1">Python’s </text:span><text:span text:style-name="Source_20_Text">customtkinter </text:span><text:span text:style-name="Source_20_Text"><text:span text:style-name="T1">library</text:span></text:span>the program has a user-friendly interface that allows for easy input of job descriptions and resumes.</text:p>
            </text:list-item>
            <text:list-item>
              <text:p text:style-name="P5">Users can either paste their resume into a textbox or open a <text:span text:style-name="Source_20_Text">.txt</text:span> file containing their resume.</text:p>
            </text:list-item>
            <text:list-item>
              <text:p text:style-name="P6">Users can also determine the keywords of a job description so they aren’t left in the dark to guess what the correct keywords are and can focus more on aligning their resume to the job description</text:p>
            </text:list-item>
          </text:list>
        </text:list-item>
        <text:list-item>
          <text:p text:style-name="P5"><text:span text:style-name="Strong_20_Emphasis">Functionality</text:span>:</text:p>
          <text:list>
            <text:list-item>
              <text:p text:style-name="P5">The program analyzes the job description and resume, identifies relevant keywords, and calculates the percentage of matching keywords.</text:p>
            </text:list-item>
            <text:list-item>
              <text:p text:style-name="P5">The results are displayed to the user, helping them visualize how well their resume aligns with the job description.</text:p>
            </text:list-item>
            <text:list-item>
              <text:p text:style-name="P7">Users can then modify their resume accordingly, ensuring a better fit for job opportunities.</text:p>
            </text:list-item>
          </text:list>
        </text:list-item>
      </text:list>
      <text:h text:style-name="P8" text:outline-level="3" text:is-list-header="true"><text:span text:style-name="Strong_20_Emphasis">Key Features</text:span>:</text:h>
      <text:p text:style-name="P4"/>
      <text:p text:style-name="P9">Keyword matching: the program uses the nltk library to gather keywords from the job description and the resume to see if they match while excluding stopwords or words that don’t give much value in the context of keywords such as words like: this, is, the, and, but</text:p>
      <text:p text:style-name="P9"><text:soft-page-break/>The program also has simple file handling and will save any txt file resumes that are opened via the file opener and are in the same directory as the main program. These text files are converted over into pkl based files so that the program can easily run them in the future.</text:p>
      <text:p text:style-name="P9"/>
      <text:p text:style-name="P10">And finally the program supports the keyboard shortcuts of copy, paste, and select all - which are not native to tkinter applications and had to be implemented manually but seemed necessary as it reduces much needed friction of being able to use the program easily.</text:p>
      <text:p text:style-name="P10"/>
      <text:h text:style-name="P11" text:outline-level="4">Libraries used</text:h>
      <text:p text:style-name="P9">Customtkinter – for creating the GUI or graphical user interface</text:p>
      <text:p text:style-name="P9">nltk – used for the text processing, keyword extraction, and stopword filtering.</text:p>
      <text:p text:style-name="P9">Pickle – used to save and load resumes in the .pkl format</text:p>
      <text:h text:style-name="Heading_20_4" text:outline-level="4">Challenges Faced</text:h>
      <text:list text:style-name="L2">
        <text:list-item>
          <text:p text:style-name="P12"><text:span text:style-name="Strong_20_Emphasis">Text Processing</text:span>:</text:p>
          <text:list>
            <text:list-item>
              <text:p text:style-name="P12">One of the key challenges was handling and processing text effectively (e.g., tokenizing words, identifying relevant keywords) while excluding unnecessary words that don’t contribute to the job description's meaning <text:span text:style-name="T2">but the nltk library easily handled this challenge</text:span></text:p>
            </text:list-item>
          </text:list>
        </text:list-item>
      </text:list>
      <text:p text:style-name="P13"/>
      <text:list xml:id="list100554856868511" text:continue-numbering="true" text:style-name="L2">
        <text:list-item>
          <text:p text:style-name="P14">GUI Implementation </text:p>
          <text:list>
            <text:list-item>
              <text:p text:style-name="P15">Switching from the original idea of a CLI to a GUI was a bit of a challenge but a necessary change to make the program easy to use for non-technical users and technical users alike. </text:p>
            </text:list-item>
          </text:list>
        </text:list-item>
      </text:list>
      <text:p text:style-name="Text_20_body"/>
      <text:h text:style-name="Heading_20_4" text:outline-level="4"><text:span text:style-name="Strong_20_Emphasis">Future Improvements</text:span>:</text:h>
      <text:list text:continue-numbering="true" text:style-name="L2">
        <text:list-item>
          <text:p text:style-name="P12"><text:span text:style-name="Strong_20_Emphasis">Additional Features</text:span>:</text:p>
          <text:list>
            <text:list-item>
              <text:p text:style-name="P12">Integration with job boards or LinkedIn to automatically fetch job descriptions for comparison.</text:p>
            </text:list-item>
            <text:list-item>
              <text:p text:style-name="P12">A more advanced algorithm for determining the relevance of keywords beyond simple matching.</text:p>
            </text:list-item>
          </text:list>
        </text:list-item>
        <text:list-item>
          <text:p text:style-name="P12"><text:span text:style-name="Strong_20_Emphasis">Usability Enhancements</text:span>:</text:p>
          <text:list>
            <text:list-item>
              <text:p text:style-name="P12">Improved formatting and customization options for resumes.</text:p>
            </text:list-item>
            <text:list-item>
              <text:p text:style-name="P16">Support for additional file formats, such as PDF and DOCX.</text:p>
            </text:list-item>
          </text:list>
        </text:list-item>
      </text:list>
      <text:h text:style-name="Heading_20_4" text:outline-level="4" text:is-list-header="true"><text:span text:style-name="Strong_20_Emphasis">Conclusion</text:span>:</text:h>
      <text:p text:style-name="P17">This project was meant to help improve my Python skills and implementing a realistic project for my skill level. I also believe that it is fairly useful even in it’s current state to act as a springboard to give the user an idea of how to improve their resume, add/remove keywords if needed, and to determine relevant keywords in the job descriptions of jobs that they come across so that they know what to include in their resume.</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23:05:43.297046820</meta:creation-date>
    <dc:date>2024-12-31T10:05:54.072771138</dc:date>
    <meta:editing-duration>PT10H38M57S</meta:editing-duration>
    <meta:editing-cycles>5</meta:editing-cycles>
    <meta:generator>LibreOffice/24.8.3.2$Linux_X86_64 LibreOffice_project/480$Build-2</meta:generator>
    <meta:document-statistic meta:table-count="0" meta:image-count="0" meta:object-count="0" meta:page-count="2" meta:paragraph-count="38" meta:word-count="755" meta:character-count="4479" meta:non-whitespace-character-count="3774"/>
  </office:meta>
</office:document-meta>
</file>